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3.054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5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9" style:family="paragraph" style:parent-style-name="Standard">
      <style:paragraph-properties fo:line-height="0.353cm" fo:orphans="0" fo:widows="0" style:text-autospace="none"/>
    </style:style>
    <style:style style:name="P10" style:family="paragraph" style:parent-style-name="Standard">
      <style:paragraph-properties fo:line-height="0.603cm" fo:orphans="0" fo:widows="0" style:text-autospace="none"/>
    </style:style>
    <style:style style:name="P11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2" style:family="paragraph" style:parent-style-name="Standard">
      <style:paragraph-properties fo:line-height="0.473cm" fo:orphans="0" fo:widows="0" style:text-autospace="none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16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564cm" fo:margin-right="0cm" fo:orphans="0" fo:widows="0" fo:text-indent="0cm" style:auto-text-indent="false" style:text-autospace="non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color="#008000" fo:font-weight="bold" style:font-weight-asian="bold"/>
    </style:style>
    <style:style style:name="T9" style:family="text">
      <style:text-properties fo:color="#008000" fo:font-weight="bold" officeooo:rsid="0002e5b3" style:font-weight-asian="bold"/>
    </style:style>
    <style:style style:name="T10" style:family="text">
      <style:text-properties fo:color="#008000" officeooo:rsid="0002e5b3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.5pt" style:font-size-asian="10.5pt" style:font-size-complex="10.5pt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5">Test Case Template</text:p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<text:span text:style-name="T2">Test Case ID: </text:span><text:span text:style-name="T7">Fun_10</text:span></text:p>
          </table:table-cell>
          <table:table-cell table:style-name="Table1.A1" office:value-type="string">
            <text:p text:style-name="P3"><text:span text:style-name="T1">Test Designed by: </text:span><text:span text:style-name="T8"><text:s/></text:span><text:span text:style-name="T10">Jai Lulla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.A1" office:value-type="string">
            <text:p text:style-name="P1"><text:span text:style-name="T1">Test Designed date: </text:span><text:span text:style-name="T10">24/08/18</text:span></text:p>
          </table:table-cell>
        </table:table-row>
        <table:table-row table:style-name="Table1.5">
          <table:table-cell table:style-name="Table1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.A1" office:value-type="string">
            <text:p text:style-name="P1"><text:span text:style-name="T1">Test Executed by: </text:span><text:span text:style-name="T10">Jai Lulla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.A1" office:value-type="string">
            <text:p text:style-name="P1"><text:span text:style-name="T1">Test Execution date: </text:span><text:span text:style-name="T10">24/08/18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7"/>
          </table:table-cell>
          <table:table-cell table:style-name="Table1.B8" office:value-type="string">
            <text:p text:style-name="P7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4">User has valid username and password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16">Test Steps</text:p>
          </table:table-cell>
          <table:table-cell table:style-name="Table2.A1" office:value-type="string">
            <text:p text:style-name="P15">Test Data</text:p>
          </table:table-cell>
          <table:table-cell table:style-name="Table2.D1" office:value-type="string">
            <text:p text:style-name="P16">Expected Result</text:p>
          </table:table-cell>
          <table:table-cell table:style-name="Table2.D1" office:value-type="string">
            <text:p text:style-name="P16">Actual Result</text:p>
          </table:table-cell>
          <table:table-cell table:style-name="Table2.D1" office:value-type="string">
            <text:p text:style-name="P16">Status (Pass/Fail)</text:p>
          </table:table-cell>
          <table:table-cell table:style-name="Table2.G1" office:value-type="string">
            <text:p text:style-name="P16">Notes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6"><text:s/>Navigate to login page</text:p>
          </table:table-cell>
          <table:table-cell table:style-name="Table2.A2" office:value-type="string">
            <text:p text:style-name="P1"><text:span text:style-name="T11"><text:s/>User= </text:span><text:a xlink:type="simple" xlink:href="mailto:example@gmail.com" text:style-name="Internet_20_link" text:visited-style-name="Visited_20_Internet_20_Link"><text:span text:style-name="Internet_20_link"><text:span text:style-name="T11">example@gmail.com</text:span></text:span></text:a></text:p>
          </table:table-cell>
          <table:table-cell table:style-name="Table2.D2" office:value-type="string">
            <text:p text:style-name="P7"/>
            <text:p text:style-name="P6">User should be able to login</text:p>
          </table:table-cell>
          <table:table-cell table:style-name="Table2.D2" office:value-type="string">
            <text:p text:style-name="P6"><text:s/></text:p>
            <text:p text:style-name="P6">User is navigated to </text:p>
          </table:table-cell>
          <table:table-cell table:style-name="Table2.D2" office:value-type="string">
            <text:p text:style-name="P6"><text:s/></text:p>
            <text:p text:style-name="P6">Pass</text:p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6"><text:s/>Provide valid username</text:p>
          </table:table-cell>
          <table:table-cell table:style-name="Table2.A2" office:value-type="string">
            <text:p text:style-name="P6"><text:s/>Password: 1234</text:p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6"><text:s/>dashboard with successful</text:p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4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6"><text:s/>Provide valid password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6"><text:s/>login</text:p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6"><text:s/>Click on Login button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P12"/>
      <text:p text:style-name="P17"><text:span text:style-name="T2">Post-conditions: </text:span></text:p>
      <text:p text:style-name="P1"><draw:line text:anchor-type="char" draw:z-index="0" draw:style-name="gr1" draw:text-style-name="P18" svg:x1="-0.018cm" svg:y1="-0.455cm" svg:x2="23.212cm" svg:y2="-0.455cm"><text:p/></draw:line><draw:line text:anchor-type="char" draw:z-index="1" draw:style-name="gr1" draw:text-style-name="P18" svg:x1="-0.018cm" svg:y1="-0.455cm" svg:x2="-0.018cm" svg:y2="1.51cm"><text:p/></draw:line><draw:line text:anchor-type="char" draw:z-index="2" draw:style-name="gr1" draw:text-style-name="P18" svg:x1="23.213cm" svg:y1="-0.455cm" svg:x2="23.213cm" svg:y2="1.51cm"><text:p/></draw:line><draw:line text:anchor-type="char" draw:z-index="3" draw:style-name="gr1" draw:text-style-name="P18" svg:x1="-0.018cm" svg:y1="1.51cm" svg:x2="23.212cm" svg:y2="1.51cm"><text:p/></draw:line><text:tab/>User is validated with database and successfully login to account. The account session details are logged in datab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4T10:43:40.511609778</dc:date>
    <meta:editing-cycles>15</meta:editing-cycles>
    <meta:editing-duration>PT41M48S</meta:editing-duration>
    <meta:document-statistic meta:table-count="2" meta:image-count="0" meta:object-count="0" meta:page-count="1" meta:paragraph-count="40" meta:word-count="127" meta:character-count="827" meta:non-whitespace-character-count="719"/>
    <meta:generator>LibreOffice/6.0.3.2$Linux_X86_64 LibreOffice_project/00m0$Build-2</meta:generator>
  </office:meta>
</office:document-meta>
</file>